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4pt" officeooo:paragraph-rsid="0013c76e" style:font-size-asian="12.25pt" style:font-size-complex="14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4pt" officeooo:paragraph-rsid="00144d35" style:font-size-asian="12.25pt" style:font-size-complex="14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4pt" officeooo:paragraph-rsid="001c1d1b" style:font-size-asian="12.25pt" style:font-size-complex="14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44d35" style:font-size-asian="12.25pt" style:font-size-complex="14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58121" style:font-size-asian="12.25pt" style:font-size-complex="14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af7c9" style:font-size-asian="12.25pt" style:font-size-complex="14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c1d1b" style:font-size-asian="12.25pt" style:font-size-complex="14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c3268" style:font-size-asian="12.25pt" style:font-size-complex="14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e486d" style:font-size-asian="12.25pt" style:font-size-complex="14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1f227c" style:font-size-asian="12.25pt" style:font-size-complex="14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4pt" officeooo:paragraph-rsid="0020db73" style:font-size-asian="12.25pt" style:font-size-complex="14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4pt" fo:font-style="normal" officeooo:paragraph-rsid="0018b5e0" style:font-size-asian="12.25pt" style:font-style-asian="normal" style:font-size-complex="14pt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DejaVu Sans Condensed" fo:font-size="16pt" officeooo:rsid="00134bd2" officeooo:paragraph-rsid="00134bd2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officeooo:rsid="00134bd2" officeooo:paragraph-rsid="00134bd2" style:font-size-asian="10.5pt" style:font-size-complex="12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officeooo:rsid="0013c76e" officeooo:paragraph-rsid="0013c76e" style:font-size-asian="10.5pt" style:font-size-complex="12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officeooo:rsid="00144d35" officeooo:paragraph-rsid="00144d35" style:font-size-asian="10.5pt" style:font-size-complex="12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officeooo:rsid="00158121" officeooo:paragraph-rsid="00144d35" style:font-size-asian="10.5pt" style:font-size-complex="12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officeooo:rsid="00158121" officeooo:paragraph-rsid="00158121" style:font-size-asian="10.5pt" style:font-size-complex="12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officeooo:rsid="001751d0" officeooo:paragraph-rsid="00158121" style:font-size-asian="10.5pt" style:font-size-complex="12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officeooo:rsid="0018b5e0" officeooo:paragraph-rsid="0018b5e0" style:font-size-asian="10.5pt" style:font-size-complex="12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officeooo:rsid="001c1d1b" officeooo:paragraph-rsid="001c1d1b" style:font-size-asian="10.5pt" style:font-size-complex="12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officeooo:rsid="001c3268" officeooo:paragraph-rsid="001c3268" style:font-size-asian="10.5pt" style:font-size-complex="12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officeooo:rsid="001e486d" officeooo:paragraph-rsid="001e486d" style:font-size-asian="10.5pt" style:font-size-complex="12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officeooo:rsid="001f227c" officeooo:paragraph-rsid="001f227c" style:font-size-asian="10.5pt" style:font-size-complex="12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officeooo:rsid="001f227c" officeooo:paragraph-rsid="00250196" style:font-size-asian="10.5pt" style:font-size-complex="12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officeooo:rsid="001f227c" officeooo:paragraph-rsid="0026eb1a" style:font-size-asian="10.5pt" style:font-size-complex="12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officeooo:rsid="0020db73" officeooo:paragraph-rsid="0020db73" style:font-size-asian="10.5pt" style:font-size-complex="12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officeooo:rsid="00220fdc" officeooo:paragraph-rsid="0020db73" style:font-size-asian="10.5pt" style:font-size-complex="12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officeooo:rsid="00220fdc" officeooo:paragraph-rsid="00220fdc" style:font-size-asian="10.5pt" style:font-size-complex="12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12pt" officeooo:rsid="002252a4" officeooo:paragraph-rsid="002252a4" style:font-size-asian="10.5pt" style:font-size-complex="12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2pt" officeooo:rsid="00144d35" officeooo:paragraph-rsid="00144d35" style:font-size-asian="10.5pt" style:font-size-complex="12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2pt" officeooo:rsid="001751d0" officeooo:paragraph-rsid="001751d0" style:font-size-asian="10.5pt" style:font-size-complex="12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2pt" officeooo:rsid="0018b5e0" officeooo:paragraph-rsid="0018b5e0" style:font-size-asian="10.5pt" style:font-size-complex="12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2pt" officeooo:rsid="0019a0db" officeooo:paragraph-rsid="00144d35" style:font-size-asian="10.5pt" style:font-size-complex="12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2pt" officeooo:rsid="0019a0db" officeooo:paragraph-rsid="0019a0db" style:font-size-asian="10.5pt" style:font-size-complex="12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2pt" officeooo:rsid="001af7c9" officeooo:paragraph-rsid="001af7c9" style:font-size-asian="10.5pt" style:font-size-complex="12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2pt" officeooo:rsid="001c1d1b" officeooo:paragraph-rsid="001c1d1b" style:font-size-asian="10.5pt" style:font-size-complex="12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2pt" officeooo:rsid="001c3268" officeooo:paragraph-rsid="001c3268" style:font-size-asian="10.5pt" style:font-size-complex="12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2pt" officeooo:rsid="001e486d" officeooo:paragraph-rsid="001e486d" style:font-size-asian="10.5pt" style:font-size-complex="12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2pt" officeooo:rsid="001f227c" officeooo:paragraph-rsid="001f227c" style:font-size-asian="10.5pt" style:font-size-complex="12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2pt" officeooo:rsid="001f227c" officeooo:paragraph-rsid="0026eb1a" style:font-size-asian="10.5pt" style:font-size-complex="12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2pt" officeooo:paragraph-rsid="0026eb1a" style:font-size-asian="10.5pt" style:font-size-complex="12pt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2pt" fo:font-style="normal" officeooo:rsid="0018b5e0" officeooo:paragraph-rsid="0018b5e0" style:font-size-asian="10.5pt" style:font-style-asian="normal" style:font-size-complex="12pt" style:font-style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Roman No9 L" fo:font-size="12pt" fo:font-style="normal" officeooo:rsid="00192706" officeooo:paragraph-rsid="00192706" style:font-size-asian="10.5pt" style:font-style-asian="normal" style:font-size-complex="12pt" style:font-style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2pt" officeooo:rsid="00144d35" officeooo:paragraph-rsid="00144d35" style:font-size-asian="10.5pt" style:font-size-complex="12pt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2pt" officeooo:rsid="00158121" officeooo:paragraph-rsid="00158121" style:font-size-asian="10.5pt" style:font-size-complex="12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2pt" officeooo:rsid="001751d0" officeooo:paragraph-rsid="001751d0" style:font-size-asian="10.5pt" style:font-size-complex="12pt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2pt" officeooo:rsid="0018b5e0" officeooo:paragraph-rsid="0018b5e0" style:font-size-asian="10.5pt" style:font-size-complex="12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2pt" officeooo:rsid="0019a0db" officeooo:paragraph-rsid="0019a0db" style:font-size-asian="10.5pt" style:font-size-complex="12pt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2pt" officeooo:rsid="001af7c9" officeooo:paragraph-rsid="001af7c9" style:font-size-asian="10.5pt" style:font-size-complex="12pt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2pt" officeooo:rsid="001c1d1b" officeooo:paragraph-rsid="001c1d1b" style:font-size-asian="10.5pt" style:font-size-complex="12pt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2pt" officeooo:rsid="001c3268" officeooo:paragraph-rsid="001c3268" style:font-size-asian="10.5pt" style:font-size-complex="12pt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2pt" officeooo:rsid="001e486d" officeooo:paragraph-rsid="001e486d" style:font-size-asian="10.5pt" style:font-size-complex="12pt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2pt" officeooo:rsid="001f227c" officeooo:paragraph-rsid="001f227c" style:font-size-asian="10.5pt" style:font-size-complex="12pt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2pt" officeooo:rsid="00220fdc" officeooo:paragraph-rsid="00220fdc" style:font-size-asian="10.5pt" style:font-size-complex="12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2pt" fo:font-style="normal" officeooo:rsid="00192706" officeooo:paragraph-rsid="00192706" style:font-size-asian="10.5pt" style:font-style-asian="normal" style:font-size-complex="12pt" style:font-style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 fo:break-before="column"/>
      <style:text-properties style:font-name="DejaVu Sans Condensed" fo:font-size="12pt" officeooo:rsid="0020db73" officeooo:paragraph-rsid="0020db73" style:font-size-asian="10.5pt" style:font-size-complex="12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fo:break-before="column"/>
      <style:text-properties style:font-name="DejaVu Sans Condensed" fo:font-size="12pt" officeooo:rsid="002252a4" officeooo:paragraph-rsid="002252a4" style:font-size-asian="10.5pt" style:font-size-complex="12pt"/>
    </style:style>
    <style:style style:name="T1" style:family="text">
      <style:text-properties fo:font-size="12pt" officeooo:rsid="0013c76e" style:font-size-asian="10.5pt" style:font-size-complex="12pt"/>
    </style:style>
    <style:style style:name="T2" style:family="text">
      <style:text-properties fo:font-size="12pt" officeooo:rsid="00144d35" style:font-size-asian="10.5pt" style:font-size-complex="12pt"/>
    </style:style>
    <style:style style:name="T3" style:family="text">
      <style:text-properties fo:font-size="12pt" officeooo:rsid="00158121" style:font-size-asian="10.5pt" style:font-size-complex="12pt"/>
    </style:style>
    <style:style style:name="T4" style:family="text">
      <style:text-properties fo:font-size="12pt" officeooo:rsid="001751d0" style:font-size-asian="10.5pt" style:font-size-complex="12pt"/>
    </style:style>
    <style:style style:name="T5" style:family="text">
      <style:text-properties fo:font-size="12pt" officeooo:rsid="0018b5e0" style:font-size-asian="10.5pt" style:font-size-complex="12pt"/>
    </style:style>
    <style:style style:name="T6" style:family="text">
      <style:text-properties fo:font-size="12pt" officeooo:rsid="00192706" style:font-size-asian="10.5pt" style:font-size-complex="12pt"/>
    </style:style>
    <style:style style:name="T7" style:family="text">
      <style:text-properties fo:font-size="12pt" officeooo:rsid="0019a0db" style:font-size-asian="10.5pt" style:font-size-complex="12pt"/>
    </style:style>
    <style:style style:name="T8" style:family="text">
      <style:text-properties fo:font-size="12pt" officeooo:rsid="001af7c9" style:font-size-asian="10.5pt" style:font-size-complex="12pt"/>
    </style:style>
    <style:style style:name="T9" style:family="text">
      <style:text-properties fo:font-size="12pt" officeooo:rsid="001c1d1b" style:font-size-asian="10.5pt" style:font-size-complex="12pt"/>
    </style:style>
    <style:style style:name="T10" style:family="text">
      <style:text-properties fo:font-size="12pt" officeooo:rsid="001c3268" style:font-size-asian="10.5pt" style:font-size-complex="12pt"/>
    </style:style>
    <style:style style:name="T11" style:family="text">
      <style:text-properties fo:font-size="12pt" officeooo:rsid="001e486d" style:font-size-asian="10.5pt" style:font-size-complex="12pt"/>
    </style:style>
    <style:style style:name="T12" style:family="text">
      <style:text-properties fo:font-size="12pt" officeooo:rsid="001f227c" style:font-size-asian="10.5pt" style:font-size-complex="12pt"/>
    </style:style>
    <style:style style:name="T13" style:family="text">
      <style:text-properties fo:font-size="12pt" officeooo:rsid="0020db73" style:font-size-asian="10.5pt" style:font-size-complex="12pt"/>
    </style:style>
    <style:style style:name="T14" style:family="text">
      <style:text-properties fo:font-size="12pt" officeooo:rsid="00220fdc" style:font-size-asian="10.5pt" style:font-size-complex="12pt"/>
    </style:style>
    <style:style style:name="T15" style:family="text">
      <style:text-properties fo:font-size="12pt" officeooo:rsid="0023f635" style:font-size-asian="10.5pt" style:font-size-complex="12pt"/>
    </style:style>
    <style:style style:name="T16" style:family="text">
      <style:text-properties fo:font-size="12pt" fo:font-style="italic" officeooo:rsid="00144d35" style:font-size-asian="10.5pt" style:font-style-asian="italic" style:font-size-complex="12pt" style:font-style-complex="italic"/>
    </style:style>
    <style:style style:name="T17" style:family="text">
      <style:text-properties fo:font-size="12pt" fo:font-style="normal" officeooo:rsid="00144d35" style:font-size-asian="10.5pt" style:font-style-asian="normal" style:font-size-complex="12pt" style:font-style-complex="normal"/>
    </style:style>
    <style:style style:name="T18" style:family="text">
      <style:text-properties style:font-name="Nimbus Roman No9 L" fo:font-size="12pt" officeooo:rsid="00144d35" style:font-size-asian="10.5pt" style:font-size-complex="12pt"/>
    </style:style>
    <style:style style:name="T19" style:family="text">
      <style:text-properties style:font-name="Nimbus Roman No9 L" fo:font-size="12pt" officeooo:rsid="001751d0" style:font-size-asian="10.5pt" style:font-size-complex="12pt"/>
    </style:style>
    <style:style style:name="T20" style:family="text">
      <style:text-properties style:font-name="Nimbus Roman No9 L" fo:font-size="12pt" officeooo:rsid="00192706" style:font-size-asian="10.5pt" style:font-size-complex="12pt"/>
    </style:style>
    <style:style style:name="T21" style:family="text">
      <style:text-properties style:font-name="Nimbus Roman No9 L" fo:font-size="12pt" officeooo:rsid="0019a0db" style:font-size-asian="10.5pt" style:font-size-complex="12pt"/>
    </style:style>
    <style:style style:name="T22" style:family="text">
      <style:text-properties style:font-name="Nimbus Roman No9 L" fo:font-size="12pt" officeooo:rsid="001af7c9" style:font-size-asian="10.5pt" style:font-size-complex="12pt"/>
    </style:style>
    <style:style style:name="T23" style:family="text">
      <style:text-properties style:font-name="Nimbus Roman No9 L" fo:font-size="12pt" officeooo:rsid="001c1d1b" style:font-size-asian="10.5pt" style:font-size-complex="12pt"/>
    </style:style>
    <style:style style:name="T24" style:family="text">
      <style:text-properties style:font-name="Nimbus Roman No9 L" fo:font-size="12pt" officeooo:rsid="001c3268" style:font-size-asian="10.5pt" style:font-size-complex="12pt"/>
    </style:style>
    <style:style style:name="T25" style:family="text">
      <style:text-properties style:font-name="Nimbus Roman No9 L" fo:font-size="12pt" officeooo:rsid="001e486d" style:font-size-asian="10.5pt" style:font-size-complex="12pt"/>
    </style:style>
    <style:style style:name="T26" style:family="text">
      <style:text-properties style:font-name="Nimbus Roman No9 L" fo:font-size="12pt" officeooo:rsid="001f227c" style:font-size-asian="10.5pt" style:font-size-complex="12pt"/>
    </style:style>
    <style:style style:name="T27" style:family="text">
      <style:text-properties style:font-name="Nimbus Roman No9 L" fo:font-size="12pt" officeooo:rsid="0020db73" style:font-size-asian="10.5pt" style:font-size-complex="12pt"/>
    </style:style>
    <style:style style:name="T28" style:family="text">
      <style:text-properties style:font-name="Nimbus Roman No9 L" fo:font-size="12pt" officeooo:rsid="0023f635" style:font-size-asian="10.5pt" style:font-size-complex="12pt"/>
    </style:style>
    <style:style style:name="T29" style:family="text">
      <style:text-properties style:font-name="Nimbus Roman No9 L" fo:font-size="12pt" officeooo:rsid="0026eb1a" style:font-size-asian="10.5pt" style:font-size-complex="12pt"/>
    </style:style>
    <style:style style:name="T30" style:family="text">
      <style:text-properties style:font-name="Courier" fo:font-size="12pt" officeooo:rsid="00144d35" style:font-size-asian="10.5pt" style:font-size-complex="12pt"/>
    </style:style>
    <style:style style:name="T31" style:family="text">
      <style:text-properties style:font-name="Courier" fo:font-size="12pt" officeooo:rsid="001c1d1b" style:font-size-asian="10.5pt" style:font-size-complex="12pt"/>
    </style:style>
    <style:style style:name="T32" style:family="text">
      <style:text-properties officeooo:rsid="00250196"/>
    </style:style>
    <style:style style:name="T33" style:family="text">
      <style:text-properties officeooo:rsid="0026eb1a"/>
    </style:style>
    <style:style style:name="T34" style:family="text">
      <style:text-properties officeooo:rsid="001f227c"/>
    </style:style>
    <style:style style:name="T35" style:family="text">
      <style:text-properties officeooo:rsid="0020db73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officeooo:rsid="002787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mall Pocket Guide</text:p>
      <text:p text:style-name="P14"/>
      <text:p text:style-name="P1"><text:span text:style-name="T1">Minimum Character Set (48 </text:span><text:span text:style-name="T2">required</text:span><text:span text:style-name="T1">)</text:span></text:p>
      <text:p text:style-name="P15"><text:s text:c="2"/>0 1 2 3 4 5 6 7 8 9</text:p>
      <text:p text:style-name="P15"><text:s text:c="2"/>A B C D E F G H I J K L M</text:p>
      <text:p text:style-name="P15"><text:s text:c="2"/>N O P Q R S T U V W X Y Z</text:p>
      <text:p text:style-name="P15"><text:s text:c="2"/>+ - * / = . , ; ( ) '</text:p>
      <text:p text:style-name="P15"><text:s text:c="2"/>space</text:p>
      <text:p text:style-name="P2"><text:span text:style-name="T2">Extended Character Set – </text:span><text:span text:style-name="T18">All additional </text:span></text:p>
      <text:p text:style-name="P31"><text:s text:c="4"/>characters available on host system, e.g. 80</text:p>
      <text:p text:style-name="P31"><text:s text:c="4"/>additional ASCII characters</text:p>
      <text:p text:style-name="P31"/>
      <text:p text:style-name="P2"><text:span text:style-name="T2">Comments – </text:span><text:span text:style-name="T18">Begin with asterisk </text:span><text:span text:style-name="T30">*</text:span><text:span text:style-name="T18"> and extend to</text:span></text:p>
      <text:p text:style-name="P31"><text:s text:c="4"/>end-of-line, may begin anywhere a statement can</text:p>
      <text:p text:style-name="P31"><text:s text:c="4"/>begin, not allowed in expressions or lists</text:p>
      <text:p text:style-name="P31"/>
      <text:p text:style-name="P45">Statements</text:p>
      <text:p text:style-name="P4"><text:span text:style-name="T2"><text:s text:c="2"/>IF </text:span><text:span text:style-name="T16">condition</text:span><text:span text:style-name="T2">;</text:span></text:p>
      <text:p text:style-name="P4"><text:span text:style-name="T2"><text:s text:c="4"/>THEN </text:span><text:span text:style-name="T16">statements</text:span></text:p>
      <text:p text:style-name="P16"><text:s text:c="4"/>ENDIF</text:p>
      <text:p text:style-name="P4"><text:span text:style-name="T2"><text:s text:c="2"/>IF </text:span><text:span text:style-name="T16">condition</text:span><text:span text:style-name="T17">;</text:span></text:p>
      <text:p text:style-name="P4"><text:span text:style-name="T2"><text:s text:c="4"/>THEN </text:span><text:span text:style-name="T16">statements</text:span></text:p>
      <text:p text:style-name="P4"><text:span text:style-name="T2"><text:s text:c="4"/>ELSE </text:span><text:span text:style-name="T16">statements</text:span></text:p>
      <text:p text:style-name="P16"><text:s text:c="4"/>ENDIF</text:p>
      <text:p text:style-name="P16"/>
      <text:p text:style-name="P4"><text:span text:style-name="T2"><text:s text:c="2"/></text:span><text:span text:style-name="T3">DO WHILE </text:span><text:span text:style-name="T16">condition</text:span><text:span text:style-name="T17">;</text:span></text:p>
      <text:p text:style-name="P4"><text:span text:style-name="T3"><text:s text:c="4"/></text:span><text:span text:style-name="T16">statements</text:span></text:p>
      <text:p text:style-name="P17"><text:s text:c="4"/>ENDDO</text:p>
      <text:p text:style-name="P4"><text:span text:style-name="T3"><text:s text:c="2"/>REPEAT </text:span><text:span text:style-name="T16">statements</text:span></text:p>
      <text:p text:style-name="P4"><text:span text:style-name="T3"><text:s text:c="4"/>UNTIL </text:span><text:span text:style-name="T16">condition</text:span><text:span text:style-name="T17">;</text:span></text:p>
      <text:p text:style-name="P17"/>
      <text:p text:style-name="P4"><text:span text:style-name="T3"><text:s text:c="2"/>CASE </text:span><text:span text:style-name="T16">expression</text:span><text:span text:style-name="T3">;</text:span></text:p>
      <text:p text:style-name="P4"><text:span text:style-name="T3"><text:s text:c="4"/>OF </text:span><text:span text:style-name="T16">case-label-list</text:span><text:span text:style-name="T17">;</text:span></text:p>
      <text:p text:style-name="P4"><text:span text:style-name="T3"><text:s text:c="4"/></text:span><text:span text:style-name="T16">set-of-cases</text:span></text:p>
      <text:p text:style-name="P17"><text:s text:c="4"/>ENDCASE</text:p>
      <text:p text:style-name="P17"/>
      <text:p text:style-name="P4"><text:span text:style-name="T3"><text:s text:c="2"/>LABEL </text:span><text:span text:style-name="T16">label</text:span></text:p>
      <text:p text:style-name="P4"><text:span text:style-name="T3"><text:s text:c="2"/>GO TO </text:span><text:span text:style-name="T16">label</text:span></text:p>
      <text:p text:style-name="P17"/>
      <text:p text:style-name="P17"><text:s text:c="2"/>EXIT <text:s/>* exit from surrounding</text:p>
      <text:p text:style-name="P17"><text:s text:c="8"/>* control structure</text:p>
      <text:p text:style-name="P46">Procedures</text:p>
      <text:p text:style-name="P4"><text:span text:style-name="T3"><text:s text:c="2"/>PROCEDURE </text:span><text:span text:style-name="T16">name</text:span><text:span text:style-name="T17">[(</text:span><text:span text:style-name="T16">arg-list</text:span><text:span text:style-name="T17">)]</text:span></text:p>
      <text:p text:style-name="P4"><text:span text:style-name="T3"><text:s text:c="4"/></text:span><text:span text:style-name="T16">statements</text:span></text:p>
      <text:p text:style-name="P18"><text:s text:c="4"/>ENDPROC</text:p>
      <text:p text:style-name="P4"><text:span text:style-name="T3"><text:s text:c="2"/></text:span><text:span text:style-name="T4">REC PROC </text:span><text:span text:style-name="T16">name</text:span><text:span text:style-name="T17">[(</text:span><text:span text:style-name="T16">arg-list</text:span><text:span text:style-name="T17">)]</text:span></text:p>
      <text:p text:style-name="P4"><text:span text:style-name="T4"><text:s text:c="4"/></text:span><text:span text:style-name="T16">statements</text:span></text:p>
      <text:p text:style-name="P19"><text:s text:c="4"/>ENDPROC</text:p>
      <text:p text:style-name="P19"/>
      <text:p text:style-name="P5"><text:span text:style-name="T4"><text:s text:c="2"/>RETURN <text:s text:c="6"/>* </text:span><text:span text:style-name="T8">return no value</text:span></text:p>
      <text:p text:style-name="P4"><text:span text:style-name="T4"><text:s text:c="2"/>RETURN </text:span><text:span text:style-name="T16">expression</text:span><text:span text:style-name="T17">;</text:span></text:p>
      <text:p text:style-name="P19"/>
      <text:p text:style-name="P4"><text:span text:style-name="T4"><text:s text:c="2"/>DCL REC </text:span><text:span text:style-name="T17">RETURN(</text:span><text:span text:style-name="T16">stacksize</text:span><text:span text:style-name="T17">);</text:span><text:span text:style-name="T4"> </text:span><text:span text:style-name="T19">(This is</text:span></text:p>
      <text:p text:style-name="P32"><text:s text:c="9"/>deprecated and only used on hosts that do not</text:p>
      <text:p text:style-name="P32"><text:s text:c="9"/>support stack frames in hardware)</text:p>
      <text:p text:style-name="P47"/>
      <text:p text:style-name="P48">Procedure Calls</text:p>
      <text:p text:style-name="P4"><text:span text:style-name="T5"><text:s text:c="2"/>CALL </text:span><text:span text:style-name="T16">name</text:span><text:span text:style-name="T17">[(</text:span><text:span text:style-name="T16">arg-list</text:span><text:span text:style-name="T17">)]</text:span></text:p>
      <text:p text:style-name="P33"><text:s text:c="5"/>Procedures with no return value, actual arg-list</text:p>
      <text:p text:style-name="P33"><text:s text:c="5"/>optional</text:p>
      <text:p text:style-name="P20"/>
      <text:p text:style-name="P47">Function Calls</text:p>
      <text:p text:style-name="P4"><text:span text:style-name="T4"><text:s text:c="2"/></text:span><text:span text:style-name="T16">name</text:span><text:span text:style-name="T17">(</text:span><text:span text:style-name="T16">arg-list</text:span><text:span text:style-name="T17">)</text:span></text:p>
      <text:p text:style-name="P12"><text:span text:style-name="T2"><text:s text:c="5"/></text:span><text:span text:style-name="T5">Call to procedures that return an integer value</text:span></text:p>
      <text:p text:style-name="P43"><text:s text:c="5"/>can appear in expressions, must be declared</text:p>
      <text:p text:style-name="P43"><text:s text:c="5"/>before calls</text:p>
      <text:p text:style-name="P43"/>
      <text:p text:style-name="P56">Declarations</text:p>
      <text:p text:style-name="P4"><text:span text:style-name="T6"><text:s text:c="2"/>SET </text:span><text:span text:style-name="T16">name=pexp</text:span><text:span text:style-name="T17">;</text:span><text:span text:style-name="T6"> <text:s text:c="2"/></text:span><text:span text:style-name="T20">A compile-time</text:span></text:p>
      <text:p text:style-name="P44"><text:s text:c="5"/>expression can be evaluated by Stage 2 and all</text:p>
      <text:p text:style-name="P44"><text:s text:c="5"/>terms must be defined when encountered</text:p>
      <text:p text:style-name="P44"/>
      <text:p text:style-name="P4"><text:span text:style-name="T6"><text:s text:c="2"/>DCL </text:span><text:span text:style-name="T16">name</text:span><text:span text:style-name="T17">;</text:span><text:span text:style-name="T6"> <text:s text:c="7"/></text:span><text:span text:style-name="T21">a scalar variable</text:span></text:p>
      <text:p text:style-name="P4"><text:span text:style-name="T7"><text:s text:c="2"/>DCL </text:span><text:span text:style-name="T16">name=pexp</text:span><text:span text:style-name="T17">;</text:span><text:span text:style-name="T7"> <text:s text:c="2"/></text:span><text:span text:style-name="T21">initialize to value</text:span></text:p>
      <text:p text:style-name="P4"><text:span text:style-name="T7"><text:s text:c="2"/>DCL </text:span><text:span text:style-name="T16">name='char'</text:span><text:span text:style-name="T17">;</text:span><text:span text:style-name="T7"> </text:span><text:span text:style-name="T21">init to char code</text:span></text:p>
      <text:p text:style-name="P34"/>
      <text:p text:style-name="P49">One Dimensional Arrays</text:p>
      <text:p text:style-name="P4"><text:span text:style-name="T7"><text:s text:c="2"/>DCL </text:span><text:span text:style-name="T16">name</text:span><text:span text:style-name="T17">(</text:span><text:span text:style-name="T16">pexp</text:span><text:span text:style-name="T17">);</text:span><text:span text:style-name="T7"> <text:s/></text:span><text:span text:style-name="T21">reserve pexp+1</text:span></text:p>
      <text:p text:style-name="P4"><text:span text:style-name="T7"><text:s text:c="2"/>DCL </text:span><text:span text:style-name="T16">name=</text:span><text:span text:style-name="T17">(</text:span><text:span text:style-name="T16">datalist</text:span><text:span text:style-name="T17">);</text:span><text:span text:style-name="T7"> </text:span><text:span text:style-name="T21">initialize</text:span></text:p>
      <text:p text:style-name="P35"><text:s text:c="5"/>Arrays can be 0-indexed 0 through pexp-1,</text:p>
      <text:p text:style-name="P35"><text:s text:c="5"/>or 1-indexed 1 through pexp</text:p>
      <text:p text:style-name="P50">Messages</text:p>
      <text:p text:style-name="P4"><text:span text:style-name="T8"><text:s text:c="2"/>MSG </text:span><text:span text:style-name="T16">name=</text:span><text:span text:style-name="T17">'any</text:span><text:span text:style-name="T8"> string';</text:span></text:p>
      <text:p text:style-name="P6"><text:span text:style-name="T8"><text:s text:c="2"/></text:span><text:span text:style-name="T22">A message is a specialized array initialization to</text:span></text:p>
      <text:p text:style-name="P36"><text:s text:c="5"/>a sequence of character codes addressed by 1-</text:p>
      <text:p text:style-name="P36"><text:s text:c="5"/>indexing. Element (0) contains the number of</text:p>
      <text:p text:style-name="P36"><text:s text:c="5"/>characters in the message</text:p>
      <text:p text:style-name="P36"/>
      <text:p text:style-name="P50">Assignment Statements</text:p>
      <text:p text:style-name="P4"><text:span text:style-name="T8"><text:s text:c="2"/></text:span><text:span text:style-name="T16">variable=expression</text:span><text:span text:style-name="T17">;</text:span></text:p>
      <text:p text:style-name="P6"><text:span text:style-name="T8"><text:s text:c="2"/></text:span><text:span text:style-name="T22">A variable can be a declared scalar or array</text:span></text:p>
      <text:p text:style-name="P36"><text:s text:c="5"/>element. An expression may consist of terms, </text:p>
      <text:p text:style-name="P7"><text:span text:style-name="T22"><text:s text:c="5"/>primaries, </text:span><text:span text:style-name="T23">or parenthetical subexpressions</text:span></text:p>
      <text:p text:style-name="P37"><text:s text:c="5"/>preceded by unary operators or combined by</text:p>
      <text:p text:style-name="P37"><text:s text:c="5"/>multiplicative or additive operators.</text:p>
      <text:p text:style-name="P37"/>
      <text:p text:style-name="P51">Operators</text:p>
      <text:p text:style-name="P3"><text:span text:style-name="T9"><text:s text:c="5"/>Unary: </text:span><text:span text:style-name="T31"><text:s text:c="7"/>+ - NOT</text:span></text:p>
      <text:p text:style-name="P3"><text:span text:style-name="T9"><text:s text:c="5"/>Multiplicative:</text:span><text:span text:style-name="T31"> <text:s/>* / MOD AND SHL SHR</text:span></text:p>
      <text:p text:style-name="P3"><text:span text:style-name="T9"><text:s text:c="5"/>Additive: <text:s/></text:span><text:span text:style-name="T31"><text:s text:c="5"/>+ - OR XOR</text:span></text:p>
      <text:p text:style-name="P3"><text:span text:style-name="T9"><text:s text:c="5"/>Relational: <text:s/></text:span><text:span text:style-name="T31"><text:s text:c="4"/>EQ NE LE LT GE GT</text:span></text:p>
      <text:p text:style-name="P21"/>
      <text:p text:style-name="P51">Conditional Expression</text:p>
      <text:p text:style-name="P3"><text:span text:style-name="T9"><text:s text:c="5"/></text:span><text:span text:style-name="T23">Consists of a single arithmetic expression, false</text:span></text:p>
      <text:p text:style-name="P3"><text:span text:style-name="T23"><text:s text:c="6"/>if it evaluates to zero, otherwise </text:span><text:span text:style-name="T28">true</text:span><text:span text:style-name="T23">. Or two</text:span></text:p>
      <text:p text:style-name="P37"><text:s text:c="6"/>arithmetic expressions separated by a relational</text:p>
      <text:p text:style-name="P37"><text:s text:c="6"/>operator</text:p>
      <text:p text:style-name="P37"/>
      <text:p text:style-name="P52">Modular Directives</text:p>
      <text:p text:style-name="P4"><text:span text:style-name="T10"><text:s text:c="2"/>BEGIN </text:span><text:span text:style-name="T17">[</text:span><text:span text:style-name="T16">modulename</text:span><text:span text:style-name="T17">]</text:span></text:p>
      <text:p text:style-name="P22"><text:s text:c="2"/>END</text:p>
      <text:p text:style-name="P8"><text:span text:style-name="T10"><text:s text:c="2"/></text:span><text:span text:style-name="T24">Every Small module (file) begins with BEGIN</text:span></text:p>
      <text:p text:style-name="P38"><text:s text:c="5"/>and ends with END. The optional modulename</text:p>
      <text:p text:style-name="P38"><text:s text:c="5"/>should correspond to the file name.</text:p>
      <text:p text:style-name="P38"/>
      <text:p text:style-name="P4"><text:span text:style-name="T10"><text:s text:c="2"/>START </text:span><text:span text:style-name="T16">label</text:span></text:p>
      <text:p text:style-name="P22"><text:s text:c="2"/>STOP</text:p>
      <text:p text:style-name="P8"><text:span text:style-name="T10"><text:s text:c="2"/></text:span><text:span text:style-name="T24">A Small module that implements a main</text:span></text:p>
      <text:p text:style-name="P38"><text:s text:c="4"/>program should use START to skip over any data</text:p>
      <text:p text:style-name="P38"><text:s text:c="4"/>declarations, and use STOP to return to the OS</text:p>
      <text:p text:style-name="P52"/>
      <text:p text:style-name="P53"><text:soft-page-break/>Operating System Interface</text:p>
      <text:p text:style-name="P23"><text:s text:c="2"/>ENTRY ent-list;</text:p>
      <text:p text:style-name="P23"><text:s text:c="2"/>EXTERN ext-list;</text:p>
      <text:p text:style-name="P9"><text:span text:style-name="T11"><text:s text:c="2"/></text:span><text:span text:style-name="T25">Declare global</text:span><text:span text:style-name="T29">s</text:span></text:p>
      <text:p text:style-name="P39"/>
      <text:p text:style-name="P54"><text:s text:c="3"/><text:span text:style-name="T36">Keyword</text:span> <text:s text:c="12"/><text:span text:style-name="T36">Abbreviation</text:span></text:p>
      <text:p text:style-name="P24"><text:s text:c="2"/>DECLARE <text:s text:c="5"/>DCL</text:p>
      <text:p text:style-name="P24"><text:s text:c="2"/>ENTRY <text:s text:c="7"/>ENT</text:p>
      <text:p text:style-name="P24"><text:s text:c="2"/>EXTERNAL <text:s text:c="4"/>EXT</text:p>
      <text:p text:style-name="P24"><text:s text:c="2"/>MESSAGE <text:s text:c="5"/>MSG</text:p>
      <text:p text:style-name="P24"><text:s text:c="2"/>PROCEDURE <text:s text:c="3"/>PROC</text:p>
      <text:p text:style-name="P24"><text:s text:c="2"/>RECURSIVE <text:s text:c="3"/>REC</text:p>
      <text:p text:style-name="P24"><text:s text:c="2"/><text:span text:style-name="T32">BEGIN</text:span></text:p>
      <text:p text:style-name="P24"><text:span text:style-name="T32"><text:s text:c="2"/></text:span><text:span text:style-name="T33">END</text:span></text:p>
      <text:p text:style-name="P24"><text:span text:style-name="T32"><text:s text:c="2"/>START</text:span></text:p>
      <text:p text:style-name="P26"><text:span text:style-name="T33"><text:s text:c="2"/>STOP</text:span></text:p>
      <text:p text:style-name="P24"><text:s text:c="2"/>IF</text:p>
      <text:p text:style-name="P24"><text:s text:c="2"/>THEN</text:p>
      <text:p text:style-name="P24"><text:s text:c="2"/>ELSE</text:p>
      <text:p text:style-name="P24"><text:s text:c="2"/><text:span text:style-name="T32">ENDIF</text:span></text:p>
      <text:p text:style-name="P24"><text:s text:c="2"/>DO</text:p>
      <text:p text:style-name="P24"><text:s text:c="2"/>WHILE</text:p>
      <text:p text:style-name="P24"><text:s text:c="2"/><text:span text:style-name="T32">ENDDO</text:span></text:p>
      <text:p text:style-name="P25"><text:span text:style-name="T32"><text:s text:c="2"/>REPEAT</text:span></text:p>
      <text:p text:style-name="P24"><text:s text:c="2"/>UNTIL</text:p>
      <text:p text:style-name="P25"><text:s text:c="2"/><text:span text:style-name="T32">CASE</text:span></text:p>
      <text:p text:style-name="P25"><text:span text:style-name="T32"><text:s text:c="2"/>OF</text:span></text:p>
      <text:p text:style-name="P25"><text:span text:style-name="T32"><text:s text:c="2"/>ENDCASE</text:span></text:p>
      <text:p text:style-name="P25"><text:span text:style-name="T32"><text:s text:c="2"/>ENDPROC</text:span></text:p>
      <text:p text:style-name="P26"><text:span text:style-name="T33"><text:s text:c="2"/>RETURN</text:span></text:p>
      <text:p text:style-name="P25"><text:s text:c="2"/>EXIT</text:p>
      <text:p text:style-name="P24"><text:s text:c="2"/>LABEL</text:p>
      <text:p text:style-name="P24"><text:s text:c="2"/><text:span text:style-name="T33">SET</text:span></text:p>
      <text:p text:style-name="P24"><text:span text:style-name="T33"><text:s text:c="2"/>CALL</text:span></text:p>
      <text:p text:style-name="P24"><text:s text:c="2"/>GO</text:p>
      <text:p text:style-name="P24"><text:s text:c="2"/>TO</text:p>
      <text:p text:style-name="P10"><text:span text:style-name="T12"><text:s/></text:span><text:span text:style-name="T26">Keywords and abbreviations are reserved</text:span></text:p>
      <text:p text:style-name="P40"><text:s text:c="3"/>and may not be used for identifiers. <text:span text:style-name="T33">Also</text:span></text:p>
      <text:p text:style-name="P41"><text:s text:c="3"/>the compiler written in Small compresses all</text:p>
      <text:p text:style-name="P42"><text:span text:style-name="T34"><text:s text:c="3"/>keywords and identifiers to six</text:span><text:span text:style-name="T35"> </text:span><text:span text:style-name="T34">characters, so only</text:span></text:p>
      <text:p text:style-name="P42"><text:span text:style-name="T34"><text:s text:c="3"/>the first six characters are significant.</text:span></text:p>
      <text:p text:style-name="P57">Mill Instructions</text:p>
      <text:p text:style-name="P27"><text:s text:c="2"/>L <text:s text:c="3"/>opnd <text:s text:c="3"/>load opnd into AC</text:p>
      <text:p text:style-name="P27"><text:s text:c="2"/>+ <text:s text:c="3"/>opnd <text:s text:c="3"/>add opnd to AC</text:p>
      <text:p text:style-name="P27"><text:s text:c="2"/>- <text:s text:c="3"/>opnd <text:s text:c="3"/>subtract from AC</text:p>
      <text:p text:style-name="P27"><text:s text:c="2"/>* <text:s text:c="3"/>opnd <text:s text:c="3"/>multiply AC by opnd</text:p>
      <text:p text:style-name="P27"><text:s text:c="2"/>/ <text:s text:c="3"/>opnd <text:s text:c="3"/>divide AC by opnd</text:p>
      <text:p text:style-name="P27"><text:s text:c="2"/>MOD <text:s/>opnd <text:s text:c="3"/>remainder of divide</text:p>
      <text:p text:style-name="P27"><text:s text:c="2"/>AND <text:s/>opnd <text:s text:c="3"/>bitwise AND</text:p>
      <text:p text:style-name="P27"><text:s text:c="2"/>OR <text:s text:c="2"/>opnd <text:s text:c="3"/>bitwise OR</text:p>
      <text:p text:style-name="P11"><text:span text:style-name="T13"><text:s text:c="2"/>XOR <text:s/>opnd <text:s text:c="3"/>bitwise </text:span><text:span text:style-name="T15">X</text:span><text:span text:style-name="T13">OR</text:span></text:p>
      <text:p text:style-name="P27"><text:s text:c="2"/>SHL <text:s/>opnd <text:s text:c="3"/>shift AC left</text:p>
      <text:p text:style-name="P27"><text:s text:c="2"/>SHR <text:s/>opnd <text:s text:c="3"/>shift AC right</text:p>
      <text:p text:style-name="P27"><text:s text:c="2"/>- <text:s text:c="11"/>negate AC</text:p>
      <text:p text:style-name="P27"><text:s text:c="2"/>NOT <text:s text:c="9"/>logical invert AC</text:p>
      <text:p text:style-name="P27"><text:s text:c="2"/>ST <text:s text:c="2"/>opnd <text:s text:c="3"/>store AC in opnd</text:p>
      <text:p text:style-name="P27"><text:s text:c="2"/>L <text:s text:c="3"/>*.AC <text:s text:c="3"/>load indirect</text:p>
      <text:p text:style-name="P11"><text:span text:style-name="T13"><text:s text:c="15"/></text:span><text:span text:style-name="T14">through AC</text:span></text:p>
      <text:p text:style-name="P28"><text:s text:c="2"/>ST <text:s text:c="2"/>*label <text:s/>store indirect</text:p>
      <text:p text:style-name="P28"><text:s text:c="15"/>through label</text:p>
      <text:p text:style-name="P28"><text:s text:c="2"/>J <text:s text:c="3"/>label <text:s text:c="2"/>jump to label</text:p>
      <text:p text:style-name="P28"><text:s text:c="2"/>JEQ <text:s/>label <text:s text:c="2"/>jump if zero</text:p>
      <text:p text:style-name="P28"><text:s text:c="2"/>JNE <text:s/>label <text:s text:c="2"/>jump if not zero</text:p>
      <text:p text:style-name="P28"><text:s text:c="2"/>JLE <text:s/>label <text:s text:c="2"/>jump if &lt;= zero</text:p>
      <text:p text:style-name="P28"><text:s text:c="2"/>JGE <text:s/>label <text:s text:c="2"/>jump if &gt;= zero</text:p>
      <text:p text:style-name="P28"><text:s text:c="2"/>JLT <text:s/>label <text:s text:c="2"/>jump if &lt; zero</text:p>
      <text:p text:style-name="P28"><text:s text:c="2"/>JGT <text:s/>label <text:s text:c="2"/>jump if &gt; zero</text:p>
      <text:p text:style-name="P29"><text:s text:c="2"/>JX <text:s text:c="2"/>n <text:s text:c="6"/>indexed jump for</text:p>
      <text:p text:style-name="P29"><text:s text:c="15"/>case-label-list</text:p>
      <text:p text:style-name="P29"><text:s text:c="2"/>JC <text:s text:c="2"/>label <text:s text:c="2"/>case label pointer</text:p>
      <text:p text:style-name="P29"/>
      <text:p text:style-name="P55">Operand Forms</text:p>
      <text:p text:style-name="P29"><text:s text:c="2"/>label <text:s text:c="7"/>operand is at label</text:p>
      <text:p text:style-name="P29"><text:s text:c="2"/>=n <text:s text:c="10"/>immediate integer n</text:p>
      <text:p text:style-name="P29"><text:s text:c="2"/>=label <text:s text:c="6"/>operand is address</text:p>
      <text:p text:style-name="P29"><text:s text:c="15"/>of label</text:p>
      <text:p text:style-name="P29"><text:s text:c="2"/>D name <text:s text:c="6"/>operand is formal</text:p>
      <text:p text:style-name="P29"><text:s text:c="15"/>parameter</text:p>
      <text:p text:style-name="P29"><text:s text:c="2"/>.<text:span text:style-name="T37">AC <text:s text:c="9"/>represents the</text:span></text:p>
      <text:p text:style-name="P29"><text:span text:style-name="T37"><text:s text:c="15"/>accumulator</text:span></text:p>
      <text:p text:style-name="P29"><text:span text:style-name="T37"><text:s text:c="2"/>* <text:s text:c="11"/>represents indirect</text:span></text:p>
      <text:p text:style-name="P29"><text:span text:style-name="T37"><text:s text:c="15"/>addressing</text:span></text:p>
      <text:p text:style-name="P58">Mill Pseudo-Operations</text:p>
      <text:p text:style-name="P30"><text:s text:c="2"/>BEGIN <text:s text:c="7"/>initialize module</text:p>
      <text:p text:style-name="P30"><text:s text:c="2"/>STRT <text:s/>label <text:s/>start execution at</text:p>
      <text:p text:style-name="P30"><text:s text:c="15"/>label</text:p>
      <text:p text:style-name="P30"><text:s text:c="2"/>LABEL label <text:s/>define label here</text:p>
      <text:p text:style-name="P30"><text:s text:c="2"/>SPACE n <text:s text:c="5"/>reserve data words</text:p>
      <text:p text:style-name="P30"><text:s text:c="2"/>CONST n <text:s text:c="5"/>initialize word</text:p>
      <text:p text:style-name="P30"><text:s text:c="2"/>ENT <text:s text:c="2"/>label <text:s/>define global entry</text:p>
      <text:p text:style-name="P30"><text:s text:c="2"/>EXT <text:s text:c="2"/>label <text:s/>define external</text:p>
      <text:p text:style-name="P30"><text:s text:c="2"/>SUBR <text:s/>label <text:s/>define procedure</text:p>
      <text:p text:style-name="P30"><text:s text:c="15"/>entry point</text:p>
      <text:p text:style-name="P30"><text:s text:c="2"/>RSUBR label <text:s/>define recursive</text:p>
      <text:p text:style-name="P30"><text:s text:c="15"/>procedure entry</text:p>
      <text:p text:style-name="P30"><text:s text:c="2"/>NPARS n <text:s text:c="5"/>define number of </text:p>
      <text:p text:style-name="P30"><text:s text:c="15"/>formal parameters</text:p>
      <text:p text:style-name="P30"><text:s text:c="2"/>PAR <text:s text:c="2"/>label <text:s/>define name of</text:p>
      <text:p text:style-name="P30"><text:s text:c="15"/>formal parameter</text:p>
      <text:p text:style-name="P30"><text:s text:c="2"/>DEND <text:s text:c="8"/>end of formal</text:p>
      <text:p text:style-name="P30"><text:s text:c="15"/>parameter list</text:p>
      <text:p text:style-name="P30"><text:s text:c="2"/>ARGT <text:s/>name,n transfer formal</text:p>
      <text:p text:style-name="P30"><text:s text:c="15"/>parameter name to</text:p>
      <text:p text:style-name="P30"><text:s text:c="15"/>corresponding</text:p>
      <text:p text:style-name="P30"><text:s text:c="15"/>actual parameter n</text:p>
      <text:p text:style-name="P30"><text:s text:c="2"/>SCALL label <text:s/>procedure call</text:p>
      <text:p text:style-name="P30"><text:s text:c="2"/>NARGS n <text:s text:c="5"/>number of actual</text:p>
      <text:p text:style-name="P30"><text:s text:c="15"/>parameters</text:p>
      <text:p text:style-name="P30"><text:s text:c="2"/>ARG <text:s text:c="2"/>label <text:s/>address of actual</text:p>
      <text:p text:style-name="P30"><text:s text:c="15"/>parameter</text:p>
      <text:p text:style-name="P30"><text:s text:c="2"/>CEND <text:s text:c="8"/>end of actual</text:p>
      <text:p text:style-name="P30"><text:s text:c="15"/>parameter list</text:p>
      <text:p text:style-name="P30"><text:s text:c="2"/>RETN <text:s/>label <text:s/>return from</text:p>
      <text:p text:style-name="P30"><text:s text:c="15"/>procedure</text:p>
      <text:p text:style-name="P30"><text:s text:c="2"/>RRETN label <text:s/>return from</text:p>
      <text:p text:style-name="P30"><text:s text:c="15"/>recursive</text:p>
      <text:p text:style-name="P30"><text:s text:c="15"/>procedure</text:p>
      <text:p text:style-name="P30"><text:s text:c="2"/>END <text:s text:c="9"/>end of module</text:p>
      <text:p text:style-name="P30"/>
      <text:p text:style-name="P40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902in" fo:margin-bottom="0.2902in" fo:margin-left="0.1in" fo:margin-right="0.1in" style:writing-mode="lr-tb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1-27T12:44:42</meta:creation-date>
    <dc:date>2014-01-30T22:05:00</dc:date>
    <meta:editing-duration>PT10H44M19S</meta:editing-duration>
    <meta:editing-cycles>11</meta:editing-cycles>
    <meta:generator>LibreOffice/3.6$Linux_X86_64 LibreOffice_project/360m1$Build-304</meta:generator>
    <meta:print-date>2014-01-27T21:02:42</meta:print-date>
    <meta:document-statistic meta:table-count="0" meta:image-count="0" meta:object-count="0" meta:page-count="2" meta:paragraph-count="218" meta:word-count="789" meta:character-count="5685" meta:non-whitespace-character-count="3954"/>
  </office:meta>
</office:document-meta>
</file>